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0946"/>
    </style:style>
    <style:style style:name="P2" style:family="paragraph" style:parent-style-name="Standard">
      <style:paragraph-properties fo:text-align="justify" style:justify-single-word="false"/>
      <style:text-properties fo:color="#000000" style:font-name="arial" fo:font-size="12pt" style:font-size-asian="12pt" style:font-size-complex="12pt"/>
    </style:style>
    <style:style style:name="P3"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4"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6" style:family="paragraph" style:parent-style-name="Standard">
      <style:paragraph-properties fo:text-align="justify" style:justify-single-word="false"/>
      <style:text-properties fo:color="#000000" style:font-name="arial" fo:font-size="12pt" officeooo:paragraph-rsid="0033ee90" style:font-size-asian="12pt" style:font-size-complex="12pt"/>
    </style:style>
    <style:style style:name="P7"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8"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13"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14"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15"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16"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17"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justify" style:justify-single-word="false"/>
      <style:text-properties style:font-name="arial" officeooo:paragraph-rsid="00622c0c"/>
    </style:style>
    <style:style style:name="P20" style:family="paragraph" style:parent-style-name="Standard">
      <style:paragraph-properties fo:text-align="justify" style:justify-single-word="false"/>
      <style:text-properties style:font-name="arial" officeooo:paragraph-rsid="0064a0a0"/>
    </style:style>
    <style:style style:name="P21" style:family="paragraph" style:parent-style-name="Standard">
      <style:paragraph-properties fo:text-align="justify" style:justify-single-word="false"/>
      <style:text-properties style:font-name="arial" officeooo:paragraph-rsid="0063b9dd"/>
    </style:style>
    <style:style style:name="P22" style:family="paragraph" style:parent-style-name="Standard">
      <style:paragraph-properties fo:text-align="justify" style:justify-single-word="false"/>
      <style:text-properties style:font-name="arial" officeooo:paragraph-rsid="00687119"/>
    </style:style>
    <style:style style:name="P23" style:family="paragraph" style:parent-style-name="Standard">
      <style:paragraph-properties fo:text-align="justify" style:justify-single-word="false"/>
      <style:text-properties style:font-name="arial" officeooo:paragraph-rsid="004b2349"/>
    </style:style>
    <style:style style:name="P24" style:family="paragraph" style:parent-style-name="Standard">
      <style:paragraph-properties fo:text-align="justify" style:justify-single-word="false"/>
      <style:text-properties style:font-name="arial" officeooo:paragraph-rsid="00617058"/>
    </style:style>
    <style:style style:name="P25" style:family="paragraph" style:parent-style-name="Heading_20_1">
      <style:paragraph-properties fo:text-align="justify" style:justify-single-word="false"/>
      <style:text-properties fo:color="#000000" style:font-name="arial" fo:font-size="18pt" officeooo:paragraph-rsid="00500d21" style:font-size-asian="18pt" style:font-size-complex="18pt"/>
    </style:style>
    <style:style style:name="P26"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27"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28"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29" style:family="paragraph" style:parent-style-name="Heading_20_2">
      <style:paragraph-properties fo:text-align="justify" style:justify-single-word="false"/>
      <style:text-properties officeooo:paragraph-rsid="000ea3a0"/>
    </style:style>
    <style:style style:name="P30"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11"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12"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13" style:family="text">
      <style:text-properties fo:color="#000000" style:font-name="arial" style:text-underline-style="solid" style:text-underline-width="auto" style:text-underline-color="font-color"/>
    </style:style>
    <style:style style:name="T14"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25"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26"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27"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28"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29"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30"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31"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32"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34"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3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36"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37"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3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3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40"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41"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42"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4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4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4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46" style:family="text">
      <style:text-properties fo:font-variant="normal" fo:text-transform="none" fo:color="#000000" style:font-name="arial" fo:font-size="12pt" fo:letter-spacing="normal" fo:font-style="normal" fo:font-weight="normal" officeooo:rsid="00210946" fo:background-color="#ffffff" loext:char-shading-value="0" style:font-size-asian="12pt" style:font-name-complex="Arial1" style:font-size-complex="12pt" loext:padding="0cm" loext:border="none"/>
    </style:style>
    <style:style style:name="T47" style:family="text">
      <style:text-properties fo:font-variant="normal" fo:text-transform="none" fo:color="#000000" style:font-name="arial" fo:font-size="12pt" fo:letter-spacing="normal" fo:font-style="normal" fo:font-weight="normal" style:font-size-asian="12pt" style:font-size-complex="12pt"/>
    </style:style>
    <style:style style:name="T48" style:family="text">
      <style:text-properties fo:font-variant="normal" fo:text-transform="none" fo:color="#000000" fo:font-size="12pt" fo:letter-spacing="normal" fo:font-style="normal" fo:font-weight="normal" officeooo:rsid="001b7398"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49" style:family="text">
      <style:text-properties fo:font-variant="normal" fo:text-transform="none" fo:color="#000000" fo:font-size="12pt" fo:letter-spacing="normal" fo:font-style="normal" fo:font-weight="normal" officeooo:rsid="006bd5d5"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50" style:family="text">
      <style:text-properties fo:font-variant="normal" fo:text-transform="none" fo:color="#000000" fo:font-size="12pt" fo:letter-spacing="normal" fo:font-style="normal" fo:font-weight="normal" officeooo:rsid="00687119" style:font-name-asian="Arial1" style:font-size-asian="12pt" style:font-weight-asian="normal" style:font-name-complex="Arial1" style:font-size-complex="12pt" style:language-complex="pt" style:country-complex="PT" style:font-weight-complex="normal"/>
    </style:style>
    <style:style style:name="T51" style:family="text">
      <style:text-properties fo:font-variant="normal" fo:text-transform="none" fo:color="#000000"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52" style:family="text">
      <style:text-properties fo:font-variant="normal" fo:text-transform="none" fo:color="#000000"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53" style:family="text">
      <style:text-properties fo:font-variant="normal" fo:text-transform="none" fo:color="#000000"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54"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55"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56"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57" style:family="text">
      <style:text-properties fo:font-variant="normal" fo:text-transform="none"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58" style:family="text">
      <style:text-properties fo:font-variant="normal" fo:text-transform="none"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59" style:family="text">
      <style:text-properties fo:font-variant="normal" fo:text-transform="none" style:font-name="arial" fo:font-size="12pt" fo:letter-spacing="normal" fo:font-style="normal" fo:font-weight="bold" officeooo:rsid="003adbfd"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60" style:family="text">
      <style:text-properties fo:font-variant="normal" fo:text-transform="none"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61" style:family="text">
      <style:text-properties fo:font-variant="normal" fo:text-transform="none"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62" style:family="text">
      <style:text-properties fo:font-weight="bold" style:font-weight-asian="bold" style:font-name-complex="Arial1" style:language-complex="pt" style:country-complex="PT"/>
    </style:style>
    <style:style style:name="T63" style:family="text">
      <style:text-properties fo:font-weight="bold" officeooo:rsid="00222d90" style:font-weight-asian="bold" style:font-name-complex="Arial1" style:language-complex="pt" style:country-complex="PT"/>
    </style:style>
    <style:style style:name="T64" style:family="text">
      <style:text-properties fo:font-weight="bold" officeooo:rsid="00047fbc" style:font-weight-asian="bold" style:font-name-complex="Arial1" style:language-complex="pt" style:country-complex="PT"/>
    </style:style>
    <style:style style:name="T65" style:family="text">
      <style:text-properties fo:font-weight="bold" officeooo:rsid="000ea3a0" style:font-weight-asian="bold" style:font-name-complex="Arial1" style:language-complex="pt" style:country-complex="PT"/>
    </style:style>
    <style:style style:name="T66" style:family="text">
      <style:text-properties fo:font-weight="bold" officeooo:rsid="00390218" style:font-weight-asian="bold" style:font-name-complex="Arial1" style:language-complex="pt" style:country-complex="PT"/>
    </style:style>
    <style:style style:name="T67" style:family="text">
      <style:text-properties fo:font-weight="bold" style:font-name-asian="Arial1" style:font-weight-asian="bold" style:font-name-complex="Arial1" style:language-complex="pt" style:country-complex="PT"/>
    </style:style>
    <style:style style:name="T68" style:family="text">
      <style:text-properties fo:font-weight="bold" officeooo:rsid="00047fbc" style:font-name-asian="Arial1" style:font-weight-asian="bold" style:font-name-complex="Arial1" style:language-complex="pt" style:country-complex="PT"/>
    </style:style>
    <style:style style:name="T69" style:family="text">
      <style:text-properties fo:font-weight="bold" style:font-name-asian="Arial1" style:font-weight-asian="bold" style:font-name-complex="Arial1" style:language-complex="pt" style:country-complex="PT" style:font-weight-complex="bold"/>
    </style:style>
    <style:style style:name="T70" style:family="text">
      <style:text-properties fo:font-weight="bold" officeooo:rsid="0013405f" style:font-name-asian="Arial1" style:font-weight-asian="bold" style:font-name-complex="Arial1" style:language-complex="pt" style:country-complex="PT" style:font-weight-complex="bold"/>
    </style:style>
    <style:style style:name="T71" style:family="text">
      <style:text-properties fo:font-weight="bold" officeooo:rsid="001530fc" style:font-name-asian="Arial1" style:font-weight-asian="bold" style:font-name-complex="Arial1" style:language-complex="pt" style:country-complex="PT" style:font-weight-complex="bold"/>
    </style:style>
    <style:style style:name="T72" style:family="text">
      <style:text-properties fo:font-weight="bold" officeooo:rsid="00169323" style:font-name-asian="Arial1" style:font-weight-asian="bold" style:font-name-complex="Arial1" style:language-complex="pt" style:country-complex="PT" style:font-weight-complex="bold"/>
    </style:style>
    <style:style style:name="T73" style:family="text">
      <style:text-properties fo:font-weight="bold" officeooo:rsid="002d9598" style:font-name-asian="Arial1" style:font-weight-asian="bold" style:font-name-complex="Arial1" style:language-complex="pt" style:country-complex="PT" style:font-weight-complex="bold"/>
    </style:style>
    <style:style style:name="T74" style:family="text">
      <style:text-properties fo:font-weight="bold" officeooo:rsid="0030ced4" style:font-name-asian="Arial1" style:font-weight-asian="bold" style:font-name-complex="Arial1" style:language-complex="pt" style:country-complex="PT" style:font-weight-complex="bold"/>
    </style:style>
    <style:style style:name="T75" style:family="text">
      <style:text-properties fo:font-weight="bold" officeooo:rsid="0033ee90" style:font-name-asian="Arial1" style:font-weight-asian="bold" style:font-name-complex="Arial1" style:language-complex="pt" style:country-complex="PT" style:font-weight-complex="bold"/>
    </style:style>
    <style:style style:name="T76" style:family="text">
      <style:text-properties fo:font-weight="bold" officeooo:rsid="003adbfd" style:font-name-asian="Arial1" style:font-weight-asian="bold" style:font-name-complex="Arial1" style:language-complex="pt" style:country-complex="PT" style:font-weight-complex="bold"/>
    </style:style>
    <style:style style:name="T77" style:family="text">
      <style:text-properties fo:font-weight="bold" officeooo:rsid="00500d21" style:font-name-asian="Arial1" style:font-weight-asian="bold" style:font-name-complex="Arial1" style:language-complex="pt" style:country-complex="PT" style:font-weight-complex="bold"/>
    </style:style>
    <style:style style:name="T78" style:family="text">
      <style:text-properties fo:font-weight="bold" officeooo:rsid="001b7398" style:font-name-asian="Arial1" style:font-weight-asian="bold" style:font-name-complex="Arial1" style:language-complex="pt" style:country-complex="PT"/>
    </style:style>
    <style:style style:name="T79" style:family="text">
      <style:text-properties fo:font-weight="bold" officeooo:rsid="001a8142" style:font-name-asian="Arial1" style:font-weight-asian="bold" style:font-name-complex="Arial1" style:language-complex="pt" style:country-complex="PT"/>
    </style:style>
    <style:style style:name="T80" style:family="text">
      <style:text-properties fo:font-weight="bold" officeooo:rsid="002803c2" style:font-name-asian="Arial1" style:font-weight-asian="bold" style:font-name-complex="Arial1" style:language-complex="pt" style:country-complex="PT"/>
    </style:style>
    <style:style style:name="T81" style:family="text">
      <style:text-properties fo:font-weight="bold" officeooo:rsid="002d9598" style:font-name-asian="Arial1" style:font-weight-asian="bold" style:font-name-complex="Arial1" style:language-complex="pt" style:country-complex="PT"/>
    </style:style>
    <style:style style:name="T82" style:family="text">
      <style:text-properties fo:font-weight="bold" officeooo:rsid="003adbfd" style:font-name-asian="Arial1" style:font-weight-asian="bold" style:font-name-complex="Arial1" style:language-complex="pt" style:country-complex="PT"/>
    </style:style>
    <style:style style:name="T83" style:family="text">
      <style:text-properties fo:font-weight="bold" officeooo:rsid="00500d21" style:font-name-asian="Arial1" style:font-weight-asian="bold" style:font-name-complex="Arial1" style:language-complex="pt" style:country-complex="PT"/>
    </style:style>
    <style:style style:name="T84"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85" style:family="text">
      <style:text-properties fo:font-weight="normal" style:font-name-asian="Arial1" style:font-weight-asian="normal" style:font-name-complex="Arial1" style:language-complex="pt" style:country-complex="PT" style:font-weight-complex="normal"/>
    </style:style>
    <style:style style:name="T86" style:family="text">
      <style:text-properties fo:font-weight="normal" officeooo:rsid="001a8142" style:font-name-asian="Arial1" style:font-weight-asian="normal" style:font-name-complex="Arial1" style:language-complex="pt" style:country-complex="PT" style:font-weight-complex="normal"/>
    </style:style>
    <style:style style:name="T87" style:family="text">
      <style:text-properties fo:font-weight="normal" officeooo:rsid="00075bc8" style:font-name-asian="Arial1" style:font-weight-asian="normal" style:font-name-complex="Arial1" style:language-complex="pt" style:country-complex="PT" style:font-weight-complex="normal"/>
    </style:style>
    <style:style style:name="T88" style:family="text">
      <style:text-properties fo:font-weight="normal" officeooo:rsid="0005cd84" style:font-name-asian="Arial1" style:font-weight-asian="normal" style:font-name-complex="Arial1" style:language-complex="pt" style:country-complex="PT" style:font-weight-complex="normal"/>
    </style:style>
    <style:style style:name="T89" style:family="text">
      <style:text-properties fo:font-weight="normal" officeooo:rsid="000ea3a0" style:font-name-asian="Arial1" style:font-weight-asian="normal" style:font-name-complex="Arial1" style:language-complex="pt" style:country-complex="PT" style:font-weight-complex="normal"/>
    </style:style>
    <style:style style:name="T90" style:family="text">
      <style:text-properties fo:font-weight="normal" officeooo:rsid="00125cbe" style:font-name-asian="Arial1" style:font-weight-asian="normal" style:font-name-complex="Arial1" style:language-complex="pt" style:country-complex="PT" style:font-weight-complex="normal"/>
    </style:style>
    <style:style style:name="T91" style:family="text">
      <style:text-properties fo:font-weight="normal" officeooo:rsid="000baeaf" style:font-name-asian="Arial1" style:font-weight-asian="normal" style:font-name-complex="Arial1" style:language-complex="pt" style:country-complex="PT" style:font-weight-complex="normal"/>
    </style:style>
    <style:style style:name="T92" style:family="text">
      <style:text-properties fo:font-weight="normal" officeooo:rsid="002d9598" style:font-name-asian="Arial1" style:font-weight-asian="normal" style:font-name-complex="Arial1" style:language-complex="pt" style:country-complex="PT" style:font-weight-complex="normal"/>
    </style:style>
    <style:style style:name="T93" style:family="text">
      <style:text-properties fo:font-weight="normal" officeooo:rsid="0030ced4" style:font-name-asian="Arial1" style:font-weight-asian="normal" style:font-name-complex="Arial1" style:language-complex="pt" style:country-complex="PT" style:font-weight-complex="normal"/>
    </style:style>
    <style:style style:name="T94" style:family="text">
      <style:text-properties fo:font-weight="normal" officeooo:rsid="0033ee90" style:font-name-asian="Arial1" style:font-weight-asian="normal" style:font-name-complex="Arial1" style:language-complex="pt" style:country-complex="PT" style:font-weight-complex="normal"/>
    </style:style>
    <style:style style:name="T95" style:family="text">
      <style:text-properties fo:font-weight="normal" officeooo:rsid="003adbfd" style:font-name-asian="Arial1" style:font-weight-asian="normal" style:font-name-complex="Arial1" style:language-complex="pt" style:country-complex="PT" style:font-weight-complex="normal"/>
    </style:style>
    <style:style style:name="T96" style:family="text">
      <style:text-properties fo:font-weight="normal" officeooo:rsid="0045a71c" style:font-name-asian="Arial1" style:font-weight-asian="normal" style:font-name-complex="Arial1" style:language-complex="pt" style:country-complex="PT" style:font-weight-complex="normal"/>
    </style:style>
    <style:style style:name="T97" style:family="text">
      <style:text-properties fo:font-weight="normal" officeooo:rsid="00500d21" style:font-name-asian="Arial1" style:font-weight-asian="normal" style:font-name-complex="Arial1" style:language-complex="pt" style:country-complex="PT" style:font-weight-complex="normal"/>
    </style:style>
    <style:style style:name="T98" style:family="text">
      <style:text-properties style:font-name-asian="Arial1" style:font-name-complex="Arial1" style:language-complex="pt" style:country-complex="PT"/>
    </style:style>
    <style:style style:name="T99" style:family="text">
      <style:text-properties officeooo:rsid="0013405f" style:font-name-asian="Arial1" style:font-name-complex="Arial1" style:language-complex="pt" style:country-complex="PT"/>
    </style:style>
    <style:style style:name="T100" style:family="text">
      <style:text-properties officeooo:rsid="001a8142" style:font-name-asian="Arial1" style:font-name-complex="Arial1" style:language-complex="pt" style:country-complex="PT"/>
    </style:style>
    <style:style style:name="T101" style:family="text">
      <style:text-properties officeooo:rsid="0017e9c9" style:font-name-asian="Arial1" style:font-name-complex="Arial1" style:language-complex="pt" style:country-complex="PT"/>
    </style:style>
    <style:style style:name="T102" style:family="text">
      <style:text-properties officeooo:rsid="00169323" style:font-name-asian="Arial1" style:font-name-complex="Arial1" style:language-complex="pt" style:country-complex="PT"/>
    </style:style>
    <style:style style:name="T103" style:family="text">
      <style:text-properties officeooo:rsid="001530fc" style:font-name-asian="Arial1" style:font-name-complex="Arial1" style:language-complex="pt" style:country-complex="PT"/>
    </style:style>
    <style:style style:name="T104" style:family="text">
      <style:text-properties style:font-name-asian="Arial1" style:font-name-complex="Arial1" style:language-complex="pt" style:country-complex="PT" style:font-weight-complex="bold"/>
    </style:style>
    <style:style style:name="T105" style:family="text">
      <style:text-properties officeooo:rsid="001530fc" style:font-name-asian="Arial1" style:font-name-complex="Arial1" style:language-complex="pt" style:country-complex="PT" style:font-weight-complex="bold"/>
    </style:style>
    <style:style style:name="T106" style:family="text">
      <style:text-properties fo:background-color="#ffffff" loext:char-shading-value="0" style:font-name-complex="Arial1"/>
    </style:style>
    <style:style style:name="T107" style:family="text">
      <style:text-properties officeooo:rsid="0013405f" fo:background-color="#ffffff" loext:char-shading-value="0" style:font-name-complex="Arial1"/>
    </style:style>
    <style:style style:name="T108" style:family="text">
      <style:text-properties officeooo:rsid="0017e9c9" fo:background-color="#ffffff" loext:char-shading-value="0" style:font-name-complex="Arial1"/>
    </style:style>
    <style:style style:name="T109" style:family="text">
      <style:text-properties fo:font-size="12pt" fo:font-weight="bold" style:font-name-asian="Arial1" style:font-size-asian="12pt" style:font-weight-asian="bold" style:font-name-complex="Arial1" style:font-size-complex="12pt" style:language-complex="pt" style:country-complex="PT"/>
    </style:style>
    <style:style style:name="T110"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11"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12"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13"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14"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15"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16"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17"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João Paulo Hotequil</text:p>
      <text:h text:style-name="P29"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11">h</text:span></text:a><text:a xlink:type="simple" xlink:href="mailto:joaohotequil@gmail.com" text:style-name="ListLabel_20_12" text:visited-style-name="ListLabel_20_12"><text:span text:style-name="Internet_20_link"><text:span text:style-name="T10">otequil@</text:span></text:span></text:a><text:a xlink:type="simple" xlink:href="mailto:joaohotequil@gmail.com" text:style-name="ListLabel_20_12" text:visited-style-name="ListLabel_20_12"><text:span text:style-name="Internet_20_link"><text:span text:style-name="T12">protonmail</text:span></text:span></text:a><text:a xlink:type="simple" xlink:href="mailto:joaohotequil@gmail.com" text:style-name="ListLabel_20_12" text:visited-style-name="ListLabel_20_12"><text:span text:style-name="Internet_20_link"><text:span text:style-name="T13">.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28" text:outline-level="1"/>
      <text:h text:style-name="P26" text:outline-level="1"><text:span text:style-name="T63">O que eu tenho a dizer</text:span><text:span text:style-name="T62">:</text:span></text:h>
      <text:p text:style-name="P1"><text:span text:style-name="lt-line-clamp_5f__5f_raw-line"><text:span text:style-name="T46">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focadas, que saibam trabalhar em </text:span></text:span><text:span text:style-name="T47">equipe, tenham vontade de aprender e compartilhar conhecimento, também que gostem de achar soluções para resolver diferentes problemas, tendo sempre visão na acessibilidade, responsividade, performance, semântica, usabilidade, inclusão e bom design.</text:span></text:p>
      <text:p text:style-name="P2"/>
      <text:h text:style-name="P26" text:outline-level="1"><text:span text:style-name="T66">Formações</text:span><text:span text:style-name="T62">:</text:span></text:h>
      <text:h text:style-name="P25" text:outline-level="1"><text:span text:style-name="lt-line-clamp_5f__5f_raw-line"><text:span text:style-name="T57">[fevereiro de </text:span></text:span><text:span text:style-name="lt-line-clamp_5f__5f_raw-line"><text:span text:style-name="T58">2021</text:span></text:span><text:span text:style-name="lt-line-clamp_5f__5f_raw-line"><text:span text:style-name="T57"> – </text:span></text:span><text:span text:style-name="lt-line-clamp_5f__5f_raw-line"><text:span text:style-name="T58">até o momento</text:span></text:span><text:span text:style-name="lt-line-clamp_5f__5f_raw-line"><text:span text:style-name="T57">] </text:span></text:span><text:span text:style-name="lt-line-clamp_5f__5f_raw-line"><text:span text:style-name="T58">FIAP</text:span></text:span><text:span text:style-name="lt-line-clamp_5f__5f_raw-line"><text:span text:style-name="T57"> | </text:span></text:span><text:span text:style-name="lt-line-clamp_5f__5f_raw-line"><text:span text:style-name="T59">Educação a distância</text:span></text:span><text:span text:style-name="lt-line-clamp_5f__5f_raw-line"><text:span text:style-name="T57">: </text:span></text:span><text:span text:style-name="lt-line-clamp_5f__5f_raw-line"><text:span text:style-name="T60">estou cursando sistemas de informação (bacharelado) em uma graduação online de quatro anos</text:span></text:span><text:span text:style-name="lt-line-clamp_5f__5f_raw-line"><text:span text:style-name="T61">.</text:span></text:span></text:h>
      <text:p text:style-name="P3"><text:span text:style-name="T67">[fevereiro de 2018 – dezembro de 20</text:span><text:span text:style-name="T68">19</text:span><text:span text:style-name="T67">] </text:span><text:span text:style-name="T69">E.E.B. Professor Honório Miranda | Gaspar, Santa Catarina: </text:span><text:span text:style-name="T86">c</text:span><text:span text:style-name="T55">ursei o segundo e terceiro ano do ensino médio.</text:span></text:p>
      <text:p text:style-name="P3"><text:span text:style-name="T67">[fevereiro de 2006 – dezembro de 2017] </text:span><text:span text:style-name="T69">Madre Francisca Lampel | Gaspar, Santa Catarina: </text:span><text:span text:style-name="T86">c</text:span><text:span text:style-name="T56">ursei o ensino fundamental (I e II) e o primeiro ano do ensino médio.</text:span></text:p>
      <text:p text:style-name="P13"/>
      <text:h text:style-name="P27" text:outline-level="1"><text:soft-page-break/><text:span text:style-name="T64">E</text:span><text:span text:style-name="T62">specializações, </text:span><text:span text:style-name="T65">t</text:span><text:span text:style-name="T62">reinamentos e cursos </text:span><text:span text:style-name="T66">(tenho algumas outras certificações que acabei não colocando aqui)</text:span><text:span text:style-name="T62">:</text:span></text:h>
      <text:p text:style-name="P19"><text:span text:style-name="T25">[</text:span><text:span text:style-name="T26">abril</text:span><text:span text:style-name="T25"> de </text:span><text:span text:style-name="T27">202</text:span><text:span text:style-name="T26">2</text:span><text:span text:style-name="T25"> – </text:span><text:span text:style-name="T26">abril</text:span><text:span text:style-name="T25"> de </text:span><text:span text:style-name="T27">202</text:span><text:span text:style-name="T26">2</text:span><text:span text:style-name="T25">] </text:span><text:span text:style-name="T28">Apex</text:span><text:span text:style-name="T25"> </text:span><text:span text:style-name="T29">(</text:span><text:span text:style-name="T30">4</text:span><text:span text:style-name="T29"> horas)</text:span><text:span text:style-name="T25"> | Blumenau, Santa Catarina: </text:span><text:span text:style-name="T15">participei de um workshop sobre </text:span><text:span text:style-name="T16">cultura organizacional das empresas de tecnologia</text:span><text:span text:style-name="T14">.</text:span></text:p>
      <text:p text:style-name="P15"><text:span text:style-name="T109">[</text:span><text:span text:style-name="T110">100% concluído</text:span><text:span text:style-name="T109">] </text:span><text:span text:style-name="T113">TestDome </text:span><text:span text:style-name="T111">| </text:span><text:span text:style-name="T112">Educação a distância</text:span><text:span text:style-name="T111">: </text:span><text:span text:style-name="T115">realizei um treinamento com questões sobre </text:span><text:span text:style-name="T117">Node.js</text:span><text:span text:style-name="T114">.</text:span></text:p>
      <text:p text:style-name="P15"><text:span text:style-name="T109">[</text:span><text:span text:style-name="T110">100% concluído</text:span><text:span text:style-name="T109">] </text:span><text:span text:style-name="T113">TestDome </text:span><text:span text:style-name="T111">| </text:span><text:span text:style-name="T112">Educação a distância</text:span><text:span text:style-name="T111">: </text:span><text:span text:style-name="T115">realizei um treinamento com questões sobre </text:span><text:span text:style-name="T117">JavaScript with jQuery</text:span><text:span text:style-name="T114">.</text:span></text:p>
      <text:p text:style-name="P16"><text:span text:style-name="T109">[</text:span><text:span text:style-name="T110">100% concluído</text:span><text:span text:style-name="T109">] </text:span><text:span text:style-name="T113">TestDome </text:span><text:span text:style-name="T111">| </text:span><text:span text:style-name="T112">Educação a distância</text:span><text:span text:style-name="T111">: </text:span><text:span text:style-name="T115">realizei um treinamento com questões sobre </text:span><text:span text:style-name="T117">Vue.js.</text:span></text:p>
      <text:p text:style-name="P16"><text:span text:style-name="T109">[</text:span><text:span text:style-name="T110">100% concluído</text:span><text:span text:style-name="T109">] </text:span><text:span text:style-name="T113">TestDome </text:span><text:span text:style-name="T111">| </text:span><text:span text:style-name="T112">Educação a distância</text:span><text:span text:style-name="T111">: </text:span><text:span text:style-name="T115">realizei um treinamento com questões sobre </text:span><text:span text:style-name="T116">TypeScript </text:span><text:span text:style-name="T117">e JavaScript.</text:span></text:p>
      <text:p text:style-name="P20"><text:span text:style-name="T24">[</text:span><text:span text:style-name="T33">100% concluído</text:span><text:span text:style-name="T24">] </text:span><text:span text:style-name="T34">TestDome </text:span><text:span text:style-name="T25">| </text:span><text:span text:style-name="T31">Educação a distância</text:span><text:span text:style-name="T25">: </text:span><text:span text:style-name="T17">realizei um treinamento com questões sobre </text:span><text:span text:style-name="T18">Angular e TypeScript.</text:span></text:p>
      <text:p text:style-name="P21"><text:span text:style-name="T24">[</text:span><text:span text:style-name="T33">100% concluído</text:span><text:span text:style-name="T24">] </text:span><text:span text:style-name="T34">TestDome </text:span><text:span text:style-name="T25">| </text:span><text:span text:style-name="T31">Educação a distância</text:span><text:span text:style-name="T25">: </text:span><text:span text:style-name="T17">realizei um treinamento com questões sobre </text:span><text:span text:style-name="T19">JavaScript.</text:span></text:p>
      <text:p text:style-name="P21"><text:span text:style-name="T24">[</text:span><text:span text:style-name="T33">100% concluído</text:span><text:span text:style-name="T24">] </text:span><text:span text:style-name="T34">TestDome </text:span><text:span text:style-name="T25">| </text:span><text:span text:style-name="T31">Educação a distância</text:span><text:span text:style-name="T25">: </text:span><text:span text:style-name="T17">realizei um treinamento com questões sobre Angular.</text:span></text:p>
      <text:p text:style-name="P21"><text:span text:style-name="T24">[</text:span><text:span text:style-name="T33">100% concluído</text:span><text:span text:style-name="T24">] </text:span><text:span text:style-name="T35">EW IT</text:span><text:span text:style-name="T36"> </text:span><text:span text:style-name="T31">(</text:span><text:span text:style-name="T32">16</text:span><text:span text:style-name="T31"> horas)</text:span><text:span text:style-name="T25"> | </text:span><text:span text:style-name="T31">Educação a distância</text:span><text:span text:style-name="T25">: </text:span><text:span text:style-name="T20">completei o curso de NodeJS.</text:span></text:p>
      <text:p text:style-name="P4"><text:span text:style-name="T67">[</text:span><text:span text:style-name="T82">100% concluído</text:span><text:span text:style-name="T67">] </text:span><text:span text:style-name="T83">FIAP – Nano Courses </text:span><text:span text:style-name="T76">(</text:span><text:span text:style-name="T77">60</text:span><text:span text:style-name="T76"> horas)</text:span><text:span text:style-name="T69"> | </text:span><text:span text:style-name="T76">Educação a distância</text:span><text:span text:style-name="T69">: </text:span><text:span text:style-name="T95">concluí </text:span><text:span text:style-name="T97">o </text:span><text:span text:style-name="T95">curso de </text:span><text:span text:style-name="T97">comunicação e semiótica nos Nano Courses.</text:span></text:p>
      <text:p text:style-name="P4"><text:span text:style-name="T67">[</text:span><text:span text:style-name="T82">100% concluído</text:span><text:span text:style-name="T67">] </text:span><text:span text:style-name="T76">Loiane Groner (28 horas)</text:span><text:span text:style-name="T69"> | </text:span><text:span text:style-name="T76">Educação a distância</text:span><text:span text:style-name="T69">: </text:span><text:span text:style-name="T95">concluí um curso de Angular pela plataforma online da Loiane Groner.</text:span></text:p>
      <text:p text:style-name="P4"><text:span text:style-name="T67">[</text:span><text:span text:style-name="T81">dezembro</text:span><text:span text:style-name="T67"> de </text:span><text:span text:style-name="T81">2020</text:span><text:span text:style-name="T67"> – </text:span><text:span text:style-name="T81">dezembro</text:span><text:span text:style-name="T67"> de </text:span><text:span text:style-name="T81">2020</text:span><text:span text:style-name="T67">] </text:span><text:span text:style-name="T81">Microsoft</text:span><text:span text:style-name="T69"> </text:span><text:span text:style-name="T70">(</text:span><text:span text:style-name="T73">2</text:span><text:span text:style-name="T70"> horas)</text:span><text:span text:style-name="T69"> | Blumenau, Santa Catarina: </text:span><text:span text:style-name="T92">realizei o exame 70-480 da Microsoft na ProWay com perguntas de HTML5, CSS3 e JavaScript, minha pontuação final foi de 909 pontos.</text:span></text:p>
      <text:p text:style-name="P4"><text:span text:style-name="T69">[</text:span><text:span text:style-name="T74">outubro</text:span><text:span text:style-name="T69"> de </text:span><text:span text:style-name="T73">2020</text:span><text:span text:style-name="T69"> – </text:span><text:span text:style-name="T74">outubro</text:span><text:span text:style-name="T69"> de </text:span><text:span text:style-name="T73">2020</text:span><text:span text:style-name="T69">] </text:span><text:span text:style-name="T74">Apex</text:span><text:span text:style-name="T69"> </text:span><text:span text:style-name="T70">(</text:span><text:span text:style-name="T74">3</text:span><text:span text:style-name="T70"> horas)</text:span><text:span text:style-name="T69"> | Blumenau, Santa Catarina: </text:span><text:span text:style-name="T93">participei de um workshop sobre empreendedorismo.</text:span></text:p>
      <text:p text:style-name="P5"><text:span text:style-name="T69">[</text:span><text:span text:style-name="T74">outubro</text:span><text:span text:style-name="T69"> de </text:span><text:span text:style-name="T73">2020</text:span><text:span text:style-name="T69"> – </text:span><text:span text:style-name="T74">outubro</text:span><text:span text:style-name="T69"> de </text:span><text:span text:style-name="T73">2020</text:span><text:span text:style-name="T69">] </text:span><text:span text:style-name="T74">Apex</text:span><text:span text:style-name="T69"> </text:span><text:span text:style-name="T70">(</text:span><text:span text:style-name="T74">3</text:span><text:span text:style-name="T70"> horas)</text:span><text:span text:style-name="T69"> | Blumenau, Santa Catarina: </text:span><text:span text:style-name="T93">participei de um workshop sobre planejamento de carreira</text:span><text:span text:style-name="T85">.</text:span></text:p>
      <text:p text:style-name="P6"><text:soft-page-break/><text:span text:style-name="T69">[</text:span><text:span text:style-name="T75">novembro</text:span><text:span text:style-name="T69"> de 2019 – </text:span><text:span text:style-name="T75">novembro</text:span><text:span text:style-name="T69"> de 2019] </text:span><text:span text:style-name="T75">Front in Floripa</text:span><text:span text:style-name="T69"> </text:span><text:span text:style-name="T70">(</text:span><text:span text:style-name="T75">8</text:span><text:span text:style-name="T70"> horas)</text:span><text:span text:style-name="T69"> | </text:span><text:span text:style-name="T75">Florianópolis</text:span><text:span text:style-name="T69">, Santa Catarina: </text:span><text:span text:style-name="T94">participei do evento Front in Floripa</text:span><text:span text:style-name="T69">.</text:span></text:p>
      <text:p text:style-name="P7"><text:span text:style-name="T67">[janeiro de 2019 – junho de 2019]</text:span><text:span text:style-name="T98"> </text:span><text:span text:style-name="T69">Apex </text:span><text:span text:style-name="T70">(180 horas)</text:span><text:span text:style-name="T69"> | Blumenau, Santa Catarina: </text:span><text:span text:style-name="T86">t</text:span><text:span text:style-name="T85">reinamento de alta performance de desenvolvimento e programação </text:span><text:span text:style-name="T87">f</text:span><text:span text:style-name="T85">ront-end </text:span><text:span text:style-name="T88">usando</text:span><text:span text:style-name="T85"> HTML5, CSS3 </text:span><text:span text:style-name="T89">(SASS e SCSS)</text:span><text:span text:style-name="T85">, JavaScript, TypeScript, testes, Angular 6, ReactJS, VueJS, Git </text:span><text:span text:style-name="T88">e </text:span><text:span text:style-name="T85">GitHub, </text:span><text:span text:style-name="T88">W</text:span><text:span text:style-name="T85">ebpack </text:span><text:span text:style-name="T88">e</text:span><text:span text:style-name="T85"> Gulp.</text:span></text:p>
      <text:p text:style-name="P7"><text:span text:style-name="T67">[dezembro de 2018 - dezembro de 2018]</text:span><text:span text:style-name="T98"> </text:span><text:span text:style-name="T69">Apex </text:span><text:span text:style-name="T70">(16 horas)</text:span><text:span text:style-name="T69"> | Blumenau, Santa Catarina: </text:span><text:span text:style-name="T86">tr</text:span><text:span text:style-name="T85">einamento de alta performance de </text:span><text:span text:style-name="T90">l</text:span><text:span text:style-name="T85">ógica de </text:span><text:span text:style-name="T90">p</text:span><text:span text:style-name="T85">rogramação </text:span><text:span text:style-name="T91">sobre</text:span><text:span text:style-name="T85"> boas práticas, manipulação de textos, criação de objetos, armazenamento de dados em listas e tópicos avançados </text:span><text:span text:style-name="T90">da linguagem</text:span><text:span text:style-name="T85">.</text:span></text:p>
      <text:p text:style-name="P8"><text:span text:style-name="T67">[dezembro de 2018 - dezembro de 2018]</text:span><text:span text:style-name="T98"> </text:span><text:span text:style-name="T69">Apex </text:span><text:span text:style-name="T70">(16 horas)</text:span><text:span text:style-name="T69"> | Blumenau, Santa Catarina: </text:span><text:span text:style-name="T86">t</text:span><text:span text:style-name="T85">reinamento</text:span><text:span text:style-name="T98"> de alta performance de </text:span><text:span text:style-name="T99">b</text:span><text:span text:style-name="T98">anco de </text:span><text:span text:style-name="T99">d</text:span><text:span text:style-name="T98">ados </text:span><text:span text:style-name="T99">sobre</text:span><text:span text:style-name="T98"> </text:span><text:span text:style-name="T106">instalação, configuração, conceitos básicos, comandos para manipulação de tabelas, texto </text:span><text:span text:style-name="T107">e</text:span><text:span text:style-name="T106"> data, operadores, </text:span><text:span text:style-name="T107">funções </text:span><text:span text:style-name="T106">básicas </text:span><text:span text:style-name="T107">e intermediárias</text:span><text:span text:style-name="T106">, normalização de dados, relacionamento entre tabelas, </text:span><text:span text:style-name="T107">unificação de </text:span><text:span text:style-name="T106">tabelas, realização de consultas, criação de views, indexação de tabelas, backup d</text:span><text:span text:style-name="T107">e</text:span><text:span text:style-name="T106"> dados e restaura</text:span><text:span text:style-name="T107">ção</text:span><text:span text:style-name="T106"> </text:span><text:span text:style-name="T107">d</text:span><text:span text:style-name="T106">as informações da base através do backup</text:span><text:span text:style-name="T98">.</text:span></text:p>
      <text:p text:style-name="P9"><text:span text:style-name="T67">[100% concluído]</text:span><text:span text:style-name="T98"> </text:span><text:span text:style-name="T69">Udemy </text:span><text:span text:style-name="T71">(</text:span><text:span text:style-name="T84">54 horas</text:span><text:span text:style-name="T71">)</text:span><text:span text:style-name="T69"> | </text:span><text:span text:style-name="T76">Educação a distância</text:span><text:span text:style-name="T69">:</text:span><text:span text:style-name="T98"> </text:span><text:span text:style-name="T100">t</text:span><text:span text:style-name="T98">reinamento básico de desenvolvimento e programação </text:span><text:span text:style-name="T101">f</text:span><text:span text:style-name="T98">ront-end </text:span><text:span text:style-name="T101">utilizando</text:span><text:span text:style-name="T98"> </text:span><text:span text:style-name="T106">HTML5, CSS3 </text:span><text:span text:style-name="T108">e</text:span><text:span text:style-name="T106"> J</text:span><text:span text:style-name="T108">ava</text:span><text:span text:style-name="T106">S</text:span><text:span text:style-name="T108">cript</text:span><text:span text:style-name="T106"> e</text:span><text:span text:style-name="T108">m cinco</text:span><text:span text:style-name="T106"> </text:span><text:span text:style-name="T108">p</text:span><text:span text:style-name="T106">rojetos.</text:span></text:p>
      <text:p text:style-name="P9"><text:span text:style-name="T67">[100% concluído]</text:span><text:span text:style-name="T98"> </text:span><text:span text:style-name="T69">Udemy </text:span><text:span text:style-name="T72">(10 horas)</text:span><text:span text:style-name="T69"> | </text:span><text:span text:style-name="T76">Educação a distância</text:span><text:span text:style-name="T69">:</text:span><text:span text:style-name="T98"> </text:span><text:span text:style-name="T100">t</text:span><text:span text:style-name="T98">reinamento básico de inglês </text:span><text:span text:style-name="T102">sobre</text:span><text:span text:style-name="T98"> </text:span><text:span text:style-name="T102">metodologia </text:span><text:span text:style-name="T98">para ser fluente.</text:span><text:bookmark text:name="_GoBack"/></text:p>
      <text:p text:style-name="P10"><text:span text:style-name="T67">[setembro de 2018 – fevereiro de 2019]</text:span><text:span text:style-name="T98"> </text:span><text:span text:style-name="T69">Instituto Mix </text:span><text:span text:style-name="T71">(96 horas)</text:span><text:span text:style-name="T69"> | Gaspar, Santa Catarina:</text:span><text:span text:style-name="T98"> </text:span><text:span text:style-name="T86">t</text:span><text:span text:style-name="T85">reinamento</text:span><text:span text:style-name="T98"> básico de </text:span><text:span text:style-name="T103">m</text:span><text:span text:style-name="T98">ontagem e </text:span><text:span text:style-name="T103">m</text:span><text:span text:style-name="T98">anutenção </text:span><text:span text:style-name="T103">de</text:span><text:span text:style-name="T98"> hardware e redes.</text:span></text:p>
      <text:p text:style-name="P10"><text:span text:style-name="T67">[maio de 2017 – outubro de 2018]</text:span><text:span text:style-name="T98"> </text:span><text:span text:style-name="T69">GERAR </text:span><text:span text:style-name="T71">(1280 horas)</text:span><text:span text:style-name="T69"> | Gaspar e Blumenau, Santa Catarina: </text:span><text:span text:style-name="T86">c</text:span><text:span text:style-name="T85">urso</text:span><text:span text:style-name="T104"> de </text:span><text:span text:style-name="T105">a</text:span><text:span text:style-name="T104">dministração como menor aprendiz.</text:span></text:p>
      <text:p text:style-name="P14"/>
      <text:p text:style-name="P17">Experiência:</text:p>
      <text:p text:style-name="P22"><text:span text:style-name="T24">[</text:span><text:span text:style-name="T37">outubro </text:span><text:span text:style-name="T24">de </text:span><text:span text:style-name="T38">202</text:span><text:span text:style-name="T37">1</text:span><text:span text:style-name="T24"> – </text:span><text:span text:style-name="T37">até o momento</text:span><text:span text:style-name="T24">] </text:span><text:span text:style-name="T39">Desenvolvedor front-end</text:span><text:span text:style-name="T24"> | </text:span><text:span text:style-name="T37">Performa_IT</text:span><text:span text:style-name="T24">: </text:span><text:span text:style-name="T50">c</text:span><text:span text:style-name="T48">omo desenvolvedor front-end eu trabalho em ecommerces, sites de crowdfunding e sistemas em geral. Utilizo as tecnologias: React, Angular, AngularJS, NextJS, JavaScript, TypeScript, jQuery, </text:span><text:span text:style-name="T49">Storybook</text:span><text:span text:style-name="T48">, RxJS, HTML, CSS, SASS, Material Design, Bootstrap, Chakra UI, Git, Bitbucket, NPM e Yarn. Dou o meu máximo para entregar com a maior qualidade possível, gerando resultado e fazendo a diferença. </text:span><text:soft-page-break/><text:span text:style-name="T48">Sempre através de trocas de ideias, soluções e revisões de códigos (pull requests), viso ajudar e auxiliar meus colegas de equipe</text:span><text:span text:style-name="T21">.</text:span></text:p>
      <text:p text:style-name="P23"><text:span text:style-name="T24">[</text:span><text:span text:style-name="T38">janeiro</text:span><text:span text:style-name="T24"> de </text:span><text:span text:style-name="T38">2020</text:span><text:span text:style-name="T24"> – </text:span><text:span text:style-name="T37">setembro de 2021</text:span><text:span text:style-name="T24">] </text:span><text:span text:style-name="T39">Desenvolvedor front-end</text:span><text:span text:style-name="T24"> | </text:span><text:span text:style-name="T39">Velow </text:span><text:span text:style-name="T40">Sistemas</text:span><text:span text:style-name="T24">: </text:span><text:span text:style-name="T51">t</text:span><text:span text:style-name="T52">rabalh</text:span><text:span text:style-name="T53">ei </text:span><text:span text:style-name="T52">como desenvolvedor front-end criando e dando manutenção em aplicações web utilizando tecnologicas como HTML, CSS, SASS, JavaScript, TypeScript, jQuery, NPM, Git, Material Design, Web Socket, Firebase Web Push Notifications, Service Worker, RxJS, AngularJS e Angular, também ajudei na iniciativa da implementação do HTTP2, na criação de uma Angular Library e auxiliando novos colegas de time</text:span><text:span text:style-name="T21">.</text:span></text:p>
      <text:p text:style-name="P11"><text:span text:style-name="T67">[maio de </text:span><text:span text:style-name="T79">2019</text:span><text:span text:style-name="T67"> – </text:span><text:span text:style-name="T78">dezembro de 2019</text:span><text:span text:style-name="T67">] </text:span><text:span text:style-name="T79">Estagiário de programação</text:span><text:span text:style-name="T67"> | </text:span><text:span text:style-name="T79">Velow </text:span><text:span text:style-name="T80">Sistemas</text:span><text:span text:style-name="T67">: </text:span><text:span text:style-name="T86">a</text:span><text:span text:style-name="T85">tuei como estagiário de programação </text:span><text:span text:style-name="T96">no time de front-end</text:span><text:span text:style-name="T85">, </text:span><text:span text:style-name="T96">após isso </text:span><text:span text:style-name="T85">consegui ser efetivado.</text:span></text:p>
      <text:p text:style-name="P24"><text:span text:style-name="T41">[</text:span><text:span text:style-name="T42">novembro</text:span><text:span text:style-name="T41"> de </text:span><text:span text:style-name="T43">201</text:span><text:span text:style-name="T42">8</text:span><text:span text:style-name="T41"> – </text:span><text:span text:style-name="T42">abril</text:span><text:span text:style-name="T44"> de 2019</text:span><text:span text:style-name="T41">] </text:span><text:span text:style-name="T42">Técnico de informática</text:span><text:span text:style-name="T41"> | </text:span><text:span text:style-name="T54">Autônomo</text:span><text:span text:style-name="T41">: </text:span><text:span text:style-name="T22">comecei a fazer manutenção em computadores e atender clientes</text:span><text:span text:style-name="T14">.</text:span></text:p>
      <text:p text:style-name="P12"><text:span text:style-name="T67">[maio de 2017 – outubro de 2018] Auxiliar de TI | Fazzenda Park Hotel: </text:span><text:span text:style-name="T86">e</text:span><text:span text:style-name="T85">u era um menor aprendiz, com 14 anos, tive muitas responsabilidades e ordens de serviço para fazer, ganhei muita experiência na parte de suporte.</text:span></text:p>
      <text:p text:style-name="P18"><text:span text:style-name="T24">[junho de 2016 – janeiro de 2017] </text:span><text:span text:style-name="T45">Locutor</text:span><text:span text:style-name="T24"> | Rádio Sentinela do Vale: </text:span><text:span text:style-name="T23">t</text:span><text:span text:style-name="T14">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10</meta:editing-cycles>
    <meta:print-date>2019-02-01T12:54:00</meta:print-date>
    <meta:creation-date>2018-01-13T12:08:00</meta:creation-date>
    <dc:date>2022-07-05T19:45:30.691714554</dc:date>
    <meta:editing-duration>PT10H33M47S</meta:editing-duration>
    <meta:generator>LibreOffice/6.4.7.2$Linux_X86_64 LibreOffice_project/40$Build-2</meta:generator>
    <meta:document-statistic meta:table-count="0" meta:image-count="0" meta:object-count="0" meta:page-count="4" meta:paragraph-count="38" meta:word-count="1046" meta:character-count="7019" meta:non-whitespace-character-count="59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